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6cm" fo:min-width="18.3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c0504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b2b2b2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1.418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1.727cm" svg:y="4.828cm">
          <text:p text:style-name="P1"><text:span text:style-name="T2"><text:s text:c="4"/></text:span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</text:span><text:span text:style-name="T2">造となるような厳密解釈を目指</text:span><text:span text:style-name="T2">す）</text:span></text:p>
          <text:p text:style-name="P1"><text:span text:style-name="T2"><text:s text:c="4"/></text:span><text:span text:style-name="T2">- </text:span><text:span text:style-name="T2">シンプルなデータ構造のみを</text:span><text:span text:style-name="T2">扱う </text:span></text:p>
          <text:p text:style-name="P1"><text:span text:style-name="T2">　　</text:span><text:span text:style-name="T2">=&gt; CSV</text:span></text:p>
          <text:p text:style-name="P1"><text:span text:style-name="T2"><text:s text:c="4"/></text:span><text:span text:style-name="T2">- </text:span><text:span text:style-name="T2">統一されたデータ構造パラダ</text:span><text:span text:style-name="T2">イムの下でデータを扱う </text:span></text:p>
          <text:p text:style-name="P1"><text:span text:style-name="T2">　　</text:span><text:span text:style-name="T2">=&gt; </text:span><text:span text:style-name="T2">シンプルで最低限のオペ</text:span><text:span text:style-name="T2">レーション定義 </text:span><text:span text:style-name="T2">=&gt; NIMS</text:span><text:span text:style-name="T2">オリジナ</text:span><text:span text:style-name="T2">ルな定義言語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3.4cm">
          <text:p text:style-name="P1"><text:span text:style-name="T2">目的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8.887cm" svg:height="5.976cm" svg:x="4cm" svg:y="10.624cm">
          <draw:text-box>
            <text:p>定義言語 tq：</text:p>
            <text:p>&lt;head&gt;::=&lt;ref-label&gt;?&lt;reference&gt;?&lt;operator&gt;?&lt;label&gt;?&lt;bind&gt;?;</text:p>
            <text:p>&lt;ref-label&gt;::=(’#’|’##’)&lt;num&gt;+;</text:p>
            <text:p>&lt;reference&gt;::=’$’(’#’|’##’)&lt;num&gt;+;</text:p>
            <text:p>&lt;operator&gt;::=’$’&lt;label&gt;’$’;</text:p>
            <text:p>&lt;label&gt;::=&lt;char&gt;+;</text:p>
            <text:p>&lt;bind&gt;::=’[’(&lt;num&gt;+(,&lt;num&gt;+)*)?’]’;</text:p>
            <text:p>&lt;T-form&gt;::=&lt;head&gt;(’(’(&lt;T-form&gt;(’,’&lt;T-form&gt;)*)?’)’)*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2" draw:layer="layout" svg:width="12.403cm" svg:height="4.823cm" svg:x="5.029cm" svg:y="4.15cm">
          <text:p text:style-name="P1"><text:span text:style-name="T2">NIMS Standard SpreadSheet</text:span><text:span text:style-name="T2">形式</text:span><text:span text:style-name="T2">(NS3)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(&lt;Line&gt;,...)</text:span></text:p>
          <text:p text:style-name="P1"><text:span text:style-name="T2"><text:s text:c="4"/></text:span><text:span text:style-name="T2">&lt;Line&gt;::=(&lt;Cell&gt;,...)</text:span></text:p>
          <text:p text:style-name="P1"><text:span text:style-name="T2"><text:s text:c="4"/></text:span><text:span text:style-name="T2">&lt;Cell&gt;::=(&lt;Item&gt;,Quantity(&lt;Value&gt;,&lt;Unit&gt;)) </text:span></text:p>
          <text:p text:style-name="P1"><text:span text:style-name="T2"><text:s text:c="16"/></text:span><text:span text:style-name="T2">| (&lt;Item&gt;,&lt;Type&gt;(&lt;Value&gt;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3.674cm" svg:height="1.013cm" svg:x="0.6cm" svg:y="1.787cm">
          <text:p text:style-name="P1"><text:span text:style-name="T2">構造定義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8.754cm" svg:height="3.299cm" svg:x="4.779cm" svg:y="9.218cm">
          <text:p text:style-name="P1"><text:span text:style-name="T2">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&lt;Item&gt;:</text:span></text:p>
          <text:p text:style-name="P1"><text:span text:style-name="T2">　辞書登録されている属性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029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" draw:text-style-name="P2" draw:layer="layout" svg:width="17.178cm" svg:height="4.061cm" svg:x="4.456cm" svg:y="14.421cm">
          <text:p text:style-name="P1"><text:span text:style-name="T2">データ形式定義によるシンプルな最低限のオペレーション</text:span><text:span text:style-name="T2">:</text:span></text:p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8.127cm" svg:height="1.775cm" svg:x="4.931cm" svg:y="12.648cm">
          <text:p text:style-name="P1"><text:span text:style-name="T2">データ形式定義</text:span><text:span text:style-name="T2">:</text:span></text:p>
          <text:p text:style-name="P1"><text:span text:style-name="T2"><text:s text:c="2"/></text:span><text:span text:style-name="T2">NIMS</text:span><text:span text:style-name="T2">のオリジナル言語</text:span><text:span text:style-name="T2">: 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" draw:text-style-name="P2" draw:layer="layout" svg:width="10.757cm" svg:height="1.013cm" svg:x="4.884cm" svg:y="2.87cm">
          <text:p text:style-name="P1"><text:span text:style-name="T2">データ構造記述言語 </text:span><text:span text:style-name="T2">= NS3 + CSV + 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15.844cm" svg:height="3.299cm" svg:x="4.382cm" svg:y="12.53cm"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14.469cm" svg:height="1.013cm" svg:x="0.131cm" svg:y="10.462cm">
          <text:p text:style-name="P1"><text:span text:style-name="T2">オペレーション例（次スライドより順次紹介）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5" draw:layer="layout" svg:width="6.218cm" svg:height="1.013cm" svg:x="0.182cm" svg:y="3.6cm">
          <text:p text:style-name="P1"><text:span text:style-name="T2">オペレータ</text:span><text:span text:style-name="T2">の検討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" draw:text-style-name="P5" draw:layer="layout" svg:width="20.811cm" svg:height="2.535cm" svg:x="1.518cm" svg:y="5.301cm">
          <text:p text:style-name="P1"><text:span text:style-name="T2"><text:s text:c="2"/></text:span><text:span text:style-name="T2">- </text:span><text:span text:style-name="T2">木構造の変更を伴う効果をもたらすも</text:span><text:span text:style-name="T2">のはオペレータとする</text:span></text:p>
          <text:p text:style-name="P1"><text:span text:style-name="T2"><text:s text:c="2"/></text:span><text:span text:style-name="T2">- </text:span><text:span text:style-name="T2">それ以外の効果をもたらすものも、場</text:span><text:span text:style-name="T2">合によってはオペレータとする</text:span></text:p>
          <text:p text:style-name="P1"><text:span text:style-name="T2"><text:s text:c="2"/></text:span><text:span text:style-name="T2">- </text:span><text:span text:style-name="T2">今まで関数としていたものはあらたに</text:span><text:span text:style-name="T2">オペレータと呼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665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6.886cm" svg:y="4.64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364cm" svg:y="7.637cm">
          <text:p text:style-name="P1"><text:span text:style-name="T3">$PI$($#1,$#2($#4,$#3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5.763cm" svg:height="0.843cm" svg:x="1.417cm" svg:y="4.658cm">
          <text:p text:style-name="P1"><text:span text:style-name="T3">(#1[2],#2[2],#3[2],#4[4,2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504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1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2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7.11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7.629cm" svg:height="1.435cm" svg:x="1.171cm" svg:y="4.299cm">
          <text:p text:style-name="P1"><text:span text:style-name="T6">(#10$FILE$("data.ns3.csv"),</text:span></text:p>
          <text:p text:style-name="P1"><text:span text:style-name="T6">$#10:$</text:span><text:span text:style-name="T3">(#1[2],#2[2],#3[2],#4[4,2])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10.711cm" svg:height="0.843cm" svg:x="1.165cm" svg:y="7.425cm">
          <text:p text:style-name="P1"><text:span text:style-name="T3">$PI$(@(Length,Weight),Quantity($#4,@(mm,kg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5cm" svg:height="1.013cm" svg:x="15.748cm" svg:y="3.38cm">
          <text:p text:style-name="P1"><text:span text:style-name="T2">- CSV: num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2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</text:span><text:span text:style-name="T7">data=num.csv</text:span><text:span text:style-name="T2"> 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5" draw:layer="layout" svg:width="11.635cm" svg:height="0.843cm" svg:x="1.165cm" svg:y="7.425cm">
          <text:p text:style-name="P1"><text:span text:style-name="T3">$PI$(</text:span><text:span text:style-name="T6">$%$</text:span><text:span text:style-name="T3">(Length,Weight),Quantity($#4,</text:span><text:span text:style-name="T6">$%$</text:span><text:span text:style-name="T3">(mm,kg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6.235cm" svg:height="1.435cm" svg:x="1.165cm" svg:y="4.313cm">
          <text:p text:style-name="P1"><text:span text:style-name="T6">((#10$FILE$("num.csv"),</text:span></text:p>
          <text:p text:style-name="P1"><text:span text:style-name="T6">$#10:$</text:span><text:span text:style-name="T3">([4](#4[2]))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5cm" svg:height="1.013cm" svg:x="15.748cm" svg:y="3.38cm">
          <text:p text:style-name="P1"><text:span text:style-name="T2">- CSV: num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3.176cm" svg:height="1.013cm" svg:x="1.50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:</text:span><text:span text:style-name="T4">検討中</text:span><text:span text:style-name="T2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9.029cm" svg:height="2.026cm" svg:x="1.171cm" svg:y="4.299cm">
          <text:p text:style-name="P1"><text:span text:style-name="T6">(#10$FILE$("data.ns3.csv"),</text:span></text:p>
          <text:p text:style-name="P1"><text:span text:style-name="T6">#11$FILE$("num.csv"),</text:span></text:p>
          <text:p text:style-name="P1"><text:span text:style-name="T6">$#10:$</text:span><text:span text:style-name="T3">(#1[2],#2[2],#3[2],$#4</text:span><text:span text:style-name="T6">$#11:$</text:span><text:span text:style-name="T3">[4,2])</text:span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4" draw:text-style-name="P2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5cm" svg:height="1.013cm" svg:x="12.79cm" svg:y="3.238cm">
          <text:p text:style-name="P1"><text:span text:style-name="T2">- CSV: num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</text:span><text:span text:style-name="MT2">ター </text:span><text:span text:style-name="MT2">タイ</text:span><text:span text:style-name="MT2">トル</text:span><text:span text:style-name="MT2">の書</text:span><text:span text:style-name="MT2">式設</text:span><text:span text:style-name="MT2">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05">6/5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</text:span><text:span text:style-name="MT2">ター </text:span><text:span text:style-name="MT2">タイ</text:span><text:span text:style-name="MT2">トル</text:span><text:span text:style-name="MT2">の書</text:span><text:span text:style-name="MT2">式設</text:span><text:span text:style-name="MT2">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05">6/5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番号&gt;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55</meta:editing-cycles>
    <meta:creation-date>2020-04-16T04:11:41</meta:creation-date>
    <dc:date>2020-06-05T20:00:46.718226031</dc:date>
    <meta:editing-duration>PT3H49M33S</meta:editing-duration>
    <meta:generator>LibreOffice/5.3.6.1$Linux_X86_64 LibreOffice_project/30$Build-1</meta:generator>
    <meta:document-statistic meta:object-count="121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